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ffectPipe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comment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.addAttribute( String uri , String loc , String raw , String typ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.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claim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.buffer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.attribute( String prefix , String uri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addAttribute( String loc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ect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ffect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attributes(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copy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ffect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addAttribute( String prefix , String uri , String loc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.buffer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utput.end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.start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addAttributes(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utput.bufferFin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.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element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fferHandler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.element( String loc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Pipe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.element( String prefix , String uri , String loc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ffectPip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.element( String prefix , String uri ,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star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Pipe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.copyAttribute( String prefix , String uri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.Element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